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d521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text-properties officeooo:rsid="0004d521" officeooo:paragraph-rsid="0004d52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4d521"/>
    </style:style>
    <style:style style:name="T2" style:family="text">
      <style:text-properties fo:font-weight="bold" officeooo:rsid="0004d521" style:font-weight-asian="bold" style:font-weight-complex="bold"/>
    </style:style>
    <style:style style:name="T3" style:family="text">
      <style:text-properties fo:font-size="15pt" fo:font-weight="bold" officeooo:rsid="0004d521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SSIGNMENT-2</text:span><text:tab/><text:tab/><text:tab/><text:tab/><text:tab/><text:tab/><text:tab/><text:tab/><text:tab/><text:tab/></text:p>
      <text:p text:style-name="Standard"/>
      <text:p text:style-name="P5"><text:span text:style-name="T1">Q</text:span>2.what is the firth column of customer table?</text:p>
      <text:p text:style-name="Standard"><text:span text:style-name="T1">Ans-</text:span>Cnum</text:p>
      <text:p text:style-name="Standard"/>
      <text:p text:style-name="P5"><text:span text:style-name="T1">Q</text:span>3.What is the another name for column and row in RDBMS?</text:p>
      <text:p text:style-name="Standard"><text:span text:style-name="T1">Ans</text:span>- Rows are called as <text:s/>entity, tuple</text:p>
      <text:p text:style-name="Standard">- column are called as Attibutes,</text:p>
      <text:p text:style-name="Standard"/>
      <text:p text:style-name="P5"><text:span text:style-name="T1">Q</text:span>4.Why it is not possinle to see the first five rows of table?</text:p>
      <text:p text:style-name="Standard"><text:span text:style-name="T1">Ans</text:span>- As all row in the table are no stored sequntially <text:s/>at one place on database HD , it stored in scatterly all over the database(fragmented form) </text:p>
      <text:p text:style-name="Standard">- All rows are stored according to row addresses in assending form.</text:p>
      <text:p text:style-name="Standard"/>
      <text:p text:style-name="Standard"/>
      <text:p text:style-name="Standard"/>
      <text:p text:style-name="P2"/>
      <text:p text:style-name="P3"><text:s/>ASSIGNMENT-3</text:p>
      <text:p text:style-name="P5"><text:tab/><text:tab/><text:tab/><text:tab/><text:tab/></text:p>
      <text:p text:style-name="P5"><text:span text:style-name="T1">Q</text:span>1.Does ANSI recognizes the data type DATE ?</text:p>
      <text:p text:style-name="P4">Ans-no</text:p>
      <text:p text:style-name="Standard"/>
      <text:p text:style-name="Standard"/>
      <text:p text:style-name="P5"><text:span text:style-name="T1">Q</text:span>2.whic subdivision of SQL is used to insert value in table?</text:p>
      <text:p text:style-name="Standard"><text:span text:style-name="T1">Ans</text:span>-'insert' in suded to insert values in table. <text:s/></text:p>
      <text:p text:style-name="Standard"/>
      <text:p text:style-name="Standard"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24:06.006665658</meta:creation-date>
    <dc:date>2023-09-12T00:28:32.566277769</dc:date>
    <meta:editing-duration>PT4M27S</meta:editing-duration>
    <meta:editing-cycles>1</meta:editing-cycles>
    <meta:document-statistic meta:table-count="0" meta:image-count="0" meta:object-count="0" meta:page-count="1" meta:paragraph-count="16" meta:word-count="115" meta:character-count="662" meta:non-whitespace-character-count="536"/>
    <meta:generator>LibreOffice/7.3.7.2$Linux_X86_64 LibreOffice_project/30$Build-2</meta:generator>
  </office:meta>
</office:document-meta>
</file>